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9ea53" officeooo:paragraph-rsid="0019ea53"/>
    </style:style>
    <style:style style:name="P3" style:family="paragraph" style:parent-style-name="Standard">
      <style:text-properties style:font-name="URW Chancery L" officeooo:rsid="001aca66" officeooo:paragraph-rsid="001aca66"/>
    </style:style>
    <style:style style:name="P4" style:family="paragraph" style:parent-style-name="Standard">
      <style:text-properties style:font-name="URW Chancery L" officeooo:rsid="001ccc85" officeooo:paragraph-rsid="001ccc85"/>
    </style:style>
    <style:style style:name="P5" style:family="paragraph" style:parent-style-name="Standard" style:list-style-name="L2">
      <style:text-properties style:font-name="URW Chancery L" officeooo:rsid="001ccc85" officeooo:paragraph-rsid="001ccc85"/>
    </style:style>
    <style:style style:name="P6" style:family="paragraph" style:parent-style-name="Standard" style:list-style-name="L4">
      <style:text-properties style:font-name="URW Chancery L" officeooo:rsid="001ccc85" officeooo:paragraph-rsid="001ccc85"/>
    </style:style>
    <style:style style:name="P7" style:family="paragraph" style:parent-style-name="Standard">
      <style:text-properties style:font-name="URW Chancery L" fo:font-style="italic" fo:font-weight="bold" officeooo:rsid="001ccc85" officeooo:paragraph-rsid="001ccc85" style:font-style-asian="italic" style:font-weight-asian="bold" style:font-style-complex="italic" style:font-weight-complex="bold"/>
    </style:style>
    <style:style style:name="P8" style:family="paragraph" style:parent-style-name="Standard" style:list-style-name="L2">
      <style:text-properties style:font-name="URW Chancery L" officeooo:rsid="001b94c4" officeooo:paragraph-rsid="001b94c4"/>
    </style:style>
    <style:style style:name="P9" style:family="paragraph" style:parent-style-name="Standard" style:list-style-name="L2">
      <style:text-properties style:font-name="URW Chancery L" officeooo:rsid="001c818b" officeooo:paragraph-rsid="001c818b"/>
    </style:style>
    <style:style style:name="P10" style:family="paragraph" style:parent-style-name="Standard">
      <style:text-properties style:font-name="URW Chancery L" fo:font-size="18pt" fo:font-weight="bold" officeooo:rsid="0018939a" officeooo:paragraph-rsid="0018939a" style:font-size-asian="18pt" style:font-weight-asian="bold" style:font-size-complex="18pt" style:font-weight-complex="bold"/>
    </style:style>
    <style:style style:name="T1" style:family="text">
      <style:text-properties officeooo:rsid="001aca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rench Onion Soup</text:p>
      <text:p text:style-name="P1">via Julia Child</text:p>
      <text:p text:style-name="P1"/>
      <text:p text:style-name="P1">4 T<text:tab/>Butter</text:p>
      <text:p text:style-name="P1">1 T<text:tab/>Extra-virgin olive oil</text:p>
      <text:p text:style-name="P1">8 c <text:tab/>Onions, thinly sliced (~ 2 ½ lbs)</text:p>
      <text:p text:style-name="P2">½ t<text:tab/>Salt</text:p>
      <text:p text:style-name="P2">½ t<text:tab/>Sugar</text:p>
      <text:p text:style-name="P2">2 T<text:tab/>Flour</text:p>
      <text:p text:style-name="P2">8 c<text:tab/><text:span text:style-name="T1">Beef stock</text:span></text:p>
      <text:p text:style-name="P3">¼ c<text:tab/>Brandy</text:p>
      <text:p text:style-name="P3">1 c<text:tab/>White wine</text:p>
      <text:p text:style-name="P4">Salt and pepper </text:p>
      <text:p text:style-name="P3">Bread and cheese to serve</text:p>
      <text:p text:style-name="P3"/>
      <text:p text:style-name="P7">For the soup </text:p>
      <text:p text:style-name="P3"/>
      <text:list xml:id="list6648905647920551792" text:style-name="L2">
        <text:list-item>
          <text:p text:style-name="P8">Melt the butter in the oil over medium low heat (be careful not to brown the butter).</text:p>
        </text:list-item>
        <text:list-item>
          <text:p text:style-name="P8">Add onions and mix to coat with the butter/oil.</text:p>
        </text:list-item>
        <text:list-item>
          <text:p text:style-name="P8">Cover, and cook onions - stirring occasionally - until translucent (~ 10 minutes).</text:p>
        </text:list-item>
        <text:list-item>
          <text:p text:style-name="P8">Add salt and sugar and brown the onions until deep walnut in color (~ 25 to 30 minutes).</text:p>
        </text:list-item>
        <text:list-item>
          <text:p text:style-name="P8">Heat 2 cups of stock in a small sauce pan, whisk in flour, and stir for 3 – 4 minutes (You're cooking out the flour taste, watch for lumps of flour).</text:p>
        </text:list-item>
        <text:list-item>
          <text:p text:style-name="P9">Whisk the stock into the onions.</text:p>
        </text:list-item>
        <text:list-item>
          <text:p text:style-name="P9">Bring to a simmer then add the remaining stock, wine, and brandy.</text:p>
        </text:list-item>
        <text:list-item>
          <text:p text:style-name="P5">Simmer for 1 ½ hours.</text:p>
        </text:list-item>
        <text:list-item>
          <text:p text:style-name="P5">Season to taste with salt and pepper.</text:p>
        </text:list-item>
      </text:list>
      <text:p text:style-name="P4"/>
      <text:p text:style-name="P7">To serve </text:p>
      <text:p text:style-name="P7"/>
      <text:list xml:id="list8279923255411071114" text:style-name="L4">
        <text:list-item>
          <text:p text:style-name="P6">Toast bread.</text:p>
        </text:list-item>
        <text:list-item>
          <text:p text:style-name="P6">Ladle soup into broiler-safe bowls.</text:p>
        </text:list-item>
        <text:list-item>
          <text:p text:style-name="P6">Float bread and cheese on top of the soup.</text:p>
        </text:list-item>
        <text:list-item>
          <text:p text:style-name="P6">Toast in broiler until cheese is melted and brown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1T17:21:01.863929361</meta:creation-date>
    <dc:date>2015-01-01T18:05:35.073213158</dc:date>
    <meta:editing-duration>PT42M19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28" meta:word-count="211" meta:character-count="993" meta:non-whitespace-character-count="818"/>
  </office:meta>
</office:document-meta>
</file>